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60.45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74.0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8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solid #000080" fo:border-right="none" fo:border-top="none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 calcext:value-type="string">
            <text:p>Type du flux</text:p>
          </table:table-cell>
          <table:table-cell table:style-name="ce3" office:value-type="string" calcext:value-type="string">
            <text:p>Société</text:p>
          </table:table-cell>
          <table:table-cell table:style-name="ce3" office:value-type="string" calcext:value-type="string">
            <text:p>Contact (Mail ou téléphone)</text:p>
          </table:table-cell>
          <table:table-cell table:style-name="ce3" office:value-type="string" calcext:value-type="string">
            <text:p>Poids moyen d’une benne</text:p>
          </table:table-cell>
          <table:table-cell table:style-name="ce3" office:value-type="string" calcext:value-type="string">
            <text:p>Délai d’enlèvement</text:p>
          </table:table-cell>
          <table:table-cell table:style-name="ce3" office:value-type="string" calcext:value-type="string">
            <text:p>Délai où un erratum est possible</text:p>
          </table:table-cell>
          <table:table-cell table:style-name="ce3" office:value-type="string" calcext:value-type="string">
            <text:p>Moment où il faut passer la commande</text:p>
          </table:table-cell>
        </table:table-row>
        <table:table-row table:style-name="ro1">
          <table:table-cell office:value-type="string" calcext:value-type="string">
            <text:p>Tout venan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ets ver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ons et méta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blais et grav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DS</text:p>
          </table:table-cell>
          <table:table-cell office:value-type="string" calcext:value-type="string">
            <text:p>ecoD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</text:p>
          </table:table-cell>
          <table:table-cell office:value-type="string" calcext:value-type="string">
            <text:p>Alsad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ile de vidan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ile de fr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oule et né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ête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ouches d'enc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sules nespresso</text:p>
          </table:table-cell>
          <table:table-cell table:style-name="ce4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08:03:36.677606815</meta:creation-date>
    <dc:date>2020-06-23T08:21:33.092927171</dc:date>
    <meta:editing-duration>PT7M45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